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2" style:family="paragraph" style:parent-style-name="Text_20_body" style:list-style-name="L1">
      <style:text-properties style:font-name="Arial" fo:font-size="9pt" fo:font-weight="normal" style:font-size-asian="9pt" style:font-weight-asian="normal" style:font-size-complex="9pt" style:font-weight-complex="normal"/>
    </style:style>
    <style:style style:name="P3" style:family="paragraph" style:parent-style-name="Heading_20_2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Text_20_body"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ipplePulsar Vault (TPV) is a Rust-based cryptographic file protection system designed to explore secure key derivation, memory safety practices, and authenticated encryption within a modern systems programming environment.</text:p>
      <text:p text:style-name="P1">The project focuses on combining well-established cryptographic primitives with defensive engineering techniques to reduce the risk of offline password cracking and accidental exposure of cryptographic material in memory.</text:p>
      <text:p text:style-name="P1">Rather than inventing new cryptographic algorithms, TPV deliberately relies on industry-standard primitives implemented through well-maintained Rust libraries.</text:p>
      <text:p text:style-name="P1">These include:</text:p>
      <text:list text:style-name="L1">
        <text:list-item>
          <text:p text:style-name="P2"><text:span text:style-name="T1">Argon2id</text:span> for memory-hardened key derivation</text:p>
        </text:list-item>
        <text:list-item>
          <text:p text:style-name="P2"><text:span text:style-name="T1">BLAKE3</text:span> for high-performance hashing</text:p>
        </text:list-item>
        <text:list-item>
          <text:p text:style-name="P2"><text:span text:style-name="T1">AES-256-GCM</text:span> for authenticated encryption</text:p>
        </text:list-item>
      </text:list>
      <text:h text:style-name="P3" text:outline-level="2">Key Derivation Architecture</text:h>
      <text:p text:style-name="P1"><text:tab/>TripplePulsar derives encryption keys through a layered process that combines user secrets with optional external entropy sources.</text:p>
      <text:p text:style-name="P1">The process operates as follows:</text:p>
      <text:p text:style-name="P1"><text:tab/><text:span text:style-name="T1">dataset_hash = BLAKE3(dataset)</text:span></text:p>
      <text:p text:style-name="P4"><text:tab/>IKM = passphrase || dataset_hash</text:p>
      <text:p text:style-name="P4"><text:tab/>derived_key = Argon2id(IKM, os_salt)</text:p>
      <text:p text:style-name="P1">The dataset hash is generated using a **streaming BLAKE3 pipeline**, allowing the system to process extremely large files without loading them fully into memory.<text:line-break/><text:line-break/>This approach allows users to incorporate **deterministic external entropy sources** while keeping memory consumption low.<text:line-break/><text:line-break/>## Streaming Hash Pipeline<text:line-break/><text:line-break/>To efficiently process large datasets, TPV implements a buffered hashing pipeline:<text:line-break/><text:line-break/>- Dataset files are opened through a `BufReader`<text:line-break/>- Data is processed in **64 KB chunks**<text:line-break/>- Each chunk is fed into the BLAKE3 hasher incrementally<text:line-break/><text:line-break/>This allows the system to hash gigabyte-scale files while maintaining a minimal memory footprint.<text:line-break/><text:line-break/><text:line-break/>## Authenticated Encryption<text:line-break/><text:line-break/>After key derivation, TPV encrypts files using **AES-256-GCM**, an authenticated encryption mode that provides both confidentiality and integrity.<text:line-break/><text:line-break/>Vault metadata is included as **Associated Authenticated Data (AAD)** to ensure the vault header cannot be modified without detection.<text:line-break/><text:line-break/>If any part of the ciphertext or header is altered, decryption fails immediately.<text:line-break/><text:line-break/><text:line-break/>## Secure Memory Handling<text:line-break/><text:line-break/><text:soft-page-break/>TripplePulsar uses several Rust security libraries to protect sensitive data in memory:<text:line-break/><text:line-break/>**secrecy crate**<text:line-break/><text:line-break/>Wraps sensitive values such as the derived encryption key, preventing accidental logging or copying.<text:line-break/><text:line-break/>**zeroize crate**<text:line-break/><text:line-break/>Ensures sensitive buffers are overwritten with zeros when they leave scope.<text:line-break/><text:line-break/>**Rust ownership model**<text:line-break/><text:line-break/>Reduces the likelihood of accidental data persistence or memory leaks compared to manual memory management approaches.<text:line-break/><text:line-break/><text:line-break/>## Windows Integration<text:line-break/><text:line-break/>TripplePulsar is currently optimized for Windows environments and integrates with low-level OS APIs.<text:line-break/><text:line-break/>The system verifies support for memory locking through the **Win32 `VirtualLock` API**, ensuring the host environment permits memory pinning.<text:line-break/><text:line-break/>Clipboard data is also cleared during certain operations to reduce the risk of accidental secret leakage.<text:line-break/><text:line-break/><text:line-break/>## Secure Deletion<text:line-break/><text:line-break/>The application provides an optional **multi-pass overwrite routine** designed to reduce the likelihood of recovering plaintext files after encryption.<text:line-break/><text:line-break/>While overwrite-based deletion is not guaranteed on modern SSDs due to wear-leveling mechanisms, it remains a useful defense-in-depth feature.<text:line-break/><text:line-break/><text:line-break/>## Security Assumptions<text:line-break/><text:line-break/>TripplePulsar operates under several explicit assumptions:<text:line-break/><text:line-break/>- The host operating system is trusted<text:line-break/>- The attacker does not have active control over the machine<text:line-break/>- The user retains access to any dataset used during encryption<text:line-break/>- The passphrase remains secret</text:p>
      <text:p text:style-name="Text_20_body"/>
      <text:p text:style-name="Text_20_body"/>
      <text:p text:style-name="Text_20_body">## Conclusion<text:line-break/><text:line-break/>TripplePulsar Vault is primarily a **security engineering research project** demonstrating practical application of modern cryptographic libraries within a memory-safe systems programming language.<text:line-break/><text:line-break/><text:soft-page-break/>The project illustrates how Rust can be used to build tools that combine:<text:line-break/><text:line-break/>- secure key derivation<text:line-break/>- authenticated encryption<text:line-break/>- safe memory handling<text:line-break/>- efficient large-dataset processing<text:line-break/><text:line-break/>While the system has not undergone formal cryptographic review, it provides a practical example of **defensive cryptographic system design using modern tooling**.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text-properties fo:font-weight="bold" officeooo:paragraph-rsid="0011294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ripplePulsar Vault: Architecture and Security Overvie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8T20:46:57.508419600</meta:creation-date>
    <dc:date>2026-03-08T23:26:23.903845400</dc:date>
    <meta:editing-duration>PT8M1S</meta:editing-duration>
    <meta:editing-cycles>4</meta:editing-cycles>
    <meta:generator>LibreOffice/26.2.1.2$Windows_X86_64 LibreOffice_project/620$Build-2</meta:generator>
    <meta:document-statistic meta:table-count="0" meta:image-count="0" meta:object-count="0" meta:page-count="3" meta:paragraph-count="16" meta:word-count="554" meta:character-count="4146" meta:non-whitespace-character-count="3571"/>
  </office:meta>
</office:document-meta>
</file>